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c6d" officeooo:paragraph-rsid="00139c6d"/>
    </style:style>
    <style:style style:name="P2" style:family="paragraph" style:parent-style-name="Standard">
      <style:text-properties officeooo:rsid="00139c6d" officeooo:paragraph-rsid="0035eaec"/>
    </style:style>
    <style:style style:name="P3" style:family="paragraph" style:parent-style-name="Standard">
      <style:text-properties officeooo:rsid="004739ef" officeooo:paragraph-rsid="004739ef"/>
    </style:style>
    <style:style style:name="P4" style:family="paragraph" style:parent-style-name="Standard">
      <style:text-properties officeooo:rsid="00139c6d" officeooo:paragraph-rsid="004b8a0f"/>
    </style:style>
    <style:style style:name="T1" style:family="text">
      <style:text-properties officeooo:rsid="00159462"/>
    </style:style>
    <style:style style:name="T2" style:family="text">
      <style:text-properties officeooo:rsid="00306b91"/>
    </style:style>
    <style:style style:name="T3" style:family="text">
      <style:text-properties officeooo:rsid="0031c5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ython3 Code/LSTM/model-analysis/plot_units_activations.py -sentences Data/Stimuli/nounpp.text -meta Data/Stimuli/nounpp.info -activations Data/LSTM/nounpp.pkl -o Figures/nounpp_186_<text:span text:style-name="T1">all</text:span>.png -c nounpp -g 4 r \- 6 186 cell number_1 singular number_2 singular success correct -g 4 <text:span text:style-name="T2">r</text:span> "\--" 6 186 cell number_1 singular number_2 plural success correct -g 4 b "\-\-" 6 186 cell number_1 plural number_2 singular success correct -g 4 <text:span text:style-name="T2">b</text:span> <text:span text:style-name="T2">\-</text:span> 6 186 cell number_1 plural number_2 plural success correct -g 3 r \- 6 186 gates.forget number_1 singular number_2 singular success correct -g 3 <text:span text:style-name="T2">r</text:span> "\--" 6 186 gates.forget number_1 singular number_2 plural success correct -g 3 b "\-\-" 6 186 gates.forget number_1 plural number_2 singular success correct -g 3 <text:span text:style-name="T2">b</text:span> <text:span text:style-name="T2">\-</text:span> 6 186 gates.forget number_1 plural number_2 plural success correct -g 2 r \- 6 186 gates.in number_1 singular number_2 singular success correct -g 2 <text:span text:style-name="T2">r</text:span> "\--" 6 186 gates.in number_1 singular number_2 plural success correct -g 2 b "\-\-" 6 186 gates.in number_1 plural number_2 singular success correct -g 2 <text:span text:style-name="T2">b</text:span> <text:span text:style-name="T2">\-</text:span> 6 186 gates.in number_1 plural number_2 plural success correct -g 1 r \- 6 186 gates.c_tilde number_1 singular number_2 singular success correct -g 1 <text:span text:style-name="T2">r</text:span> "\--" 6 186 gates.c_tilde number_1 singular number_2 plural success correct -g 1 b "\-\-" 6 186 gates.c_tilde number_1 plural number_2 singular success correct -g 1 <text:span text:style-name="T2">b</text:span> <text:span text:style-name="T2">\- </text:span>6 186 gates.c_tilde number_1 plural number_2 plural success correct -g 5 r \- 6 186 gates.out number_1 singular number_2 singular success correct -g 5 <text:span text:style-name="T2">r</text:span> "\--" 6 186 gates.out number_1 singular number_2 plural success correct -g 5 b "\-\-" 6 186 gates.out number_1 plural number_2 singular success correct -g 5 <text:span text:style-name="T2">b</text:span> <text:span text:style-name="T2">\-</text:span> 6 186 gates.out number_1 plural number_2 plural success correct -g 6 r \- 6 186 hidden number_1 singular number_2 singular success correct -g 6 <text:span text:style-name="T2">r</text:span> "\<text:span text:style-name="T3">-\-</text:span>" 6 186 hidden number_1 singular number_2 plural success correct -g 6 b "\-\-" 6 186 hidden number_1 plural number_2 singular success correct -g 6 <text:span text:style-name="T2">b</text:span> \- 6 186 hidden number_1 plural number_2 plural success correct -y Suggestion Input Forget Cell <text:span text:style-name="T1">Output Hidden --no-legend</text:span></text:p>
      <text:p text:style-name="P1"/>
      <text:p text:style-name="P2">python3 Code/LSTM/model-analysis/plot_units_activations.py -sentences Data/Stimuli/nounpp.text -meta Data/Stimuli/nounpp.info -activations Data/LSTM/nounpp.pkl -o Figures/nounpp_186_<text:span text:style-name="T1">all</text:span>.png -c nounpp -g 1 g \- 6 186 gates.c_tilde success correct -g 2 g \- 6 186 gates.in success correct -g 3 g \- 6 186 gates.forget success correct -g 4 g \- 6 186 cell success correct -g 5 g \- 6 186 gates.out success correct -g 6 g \- 6 186 hidden success correct -y Suggestion Input Forget Cell <text:span text:style-name="T1">Output Hidden</text:span></text:p>
      <text:p text:style-name="P1"/>
      <text:p text:style-name="P3">python3 Code/LSTM/model-analysis/plot_units_activations.py -sentences Data/Stimuli/nounpp.text -meta Data/Stimuli/nounpp.info -activations Data/LSTM/nounpp.pkl -o Figures/nounpp_186_cell_hidden.png -c nounpp -g 1 g \- 6 186 cell success correct -g 2 g \- 6 186 hidden success correct -y Cell Hidden --no-leg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0:59:11.874940611</meta:creation-date>
    <dc:date>2018-11-18T00:19:01.442429208</dc:date>
    <meta:editing-duration>P1DT11H32M17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46" meta:character-count="2921" meta:non-whitespace-character-count="2485"/>
  </office:meta>
</office:document-meta>
</file>